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size="16pt" fo:font-weight="bold" officeooo:rsid="00326d68" officeooo:paragraph-rsid="00326d68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ac54a" officeooo:paragraph-rsid="001ac54a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b867d" officeooo:paragraph-rsid="001b867d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c5c30" officeooo:paragraph-rsid="001c5c30" style:font-size-asian="14pt" style:font-size-complex="14pt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c5c30" officeooo:paragraph-rsid="001c5c30" style:font-size-asian="14pt" style:font-size-complex="14pt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d1294" officeooo:paragraph-rsid="001d1294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e8546" officeooo:paragraph-rsid="001e8546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1eeb69" officeooo:paragraph-rsid="001eeb69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21f5ec" officeooo:paragraph-rsid="0021f5ec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220210" officeooo:paragraph-rsid="00220210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235d04" officeooo:paragraph-rsid="00235d04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260b8f" officeooo:paragraph-rsid="00260b8f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4pt" officeooo:rsid="0028fa4c" officeooo:paragraph-rsid="0028fa4c" style:font-size-asian="14pt" style:font-size-complex="14pt"/>
    </style:style>
    <style:style style:name="T1" style:family="text">
      <style:text-properties officeooo:rsid="001b867d"/>
    </style:style>
    <style:style style:name="T2" style:family="text">
      <style:text-properties officeooo:rsid="001d1294"/>
    </style:style>
    <style:style style:name="T3" style:family="text">
      <style:text-properties officeooo:rsid="001e3460"/>
    </style:style>
    <style:style style:name="T4" style:family="text">
      <style:text-properties officeooo:rsid="001e8546"/>
    </style:style>
    <style:style style:name="T5" style:family="text">
      <style:text-properties officeooo:rsid="00202dc2"/>
    </style:style>
    <style:style style:name="T6" style:family="text">
      <style:text-properties officeooo:rsid="0021f5ec"/>
    </style:style>
    <style:style style:name="T7" style:family="text">
      <style:text-properties officeooo:rsid="00220210"/>
    </style:style>
    <style:style style:name="T8" style:family="text">
      <style:text-properties officeooo:rsid="00253097"/>
    </style:style>
    <style:style style:name="T9" style:family="text">
      <style:text-properties officeooo:rsid="002edfad"/>
    </style:style>
    <style:style style:name="T10" style:family="text">
      <style:text-properties officeooo:rsid="00326d68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</text:p>
      <text:p text:style-name="P2">Мой проект представляет собой квест-игру о поисках сокровища в формате навыка для Яндекс.Алисы.</text:p>
      <text:p text:style-name="P2">Игра начинается с фразы-приветствия и кнопки «Начать игру». Затем программой выбирается и отображается одно из «первичных» (не зависящих от других) событий и подходящие ему кнопки. При нажатии на одну из этих кнопок <text:span text:style-name="T1">в зависимости от специфики конкретного события навык отвечает либо другим «первичным» событием (если из ответа пользователя ничего не следует), либо событием «вторичным» – следствием из реакции пользователя на предыдущее событие. И первичные, и вторичные (если вариантов дальнейшего хода игры более одного) события выбираются случайно, но с учётом некоторых событий, произошедших ранее (например, игрок не может получить событие «закрытый сундук», если у него ещё нет ключа).</text:span></text:p>
      <text:p text:style-name="P3">У игры две возможные концовки – нахождение сокровища либо смерть. Второе может оказаться только следствием некоторых других событий; первое также может оказаться этим следствием (например, всё то же событие с сундуком) либо попасться в качестве «нормального» события с вероятностью, в процентах равной удвоенному количеству уже случившихся событий любого типа (то есть сокровище гарантированно будет найдено после 50 событий). Из-за того, что игра полностью построена на случайностях, игроку только кажется, что от него здесь что-то зависит, хотя на самом деле это не так.</text:p>
      <text:p text:style-name="P3"/>
      <text:p text:style-name="P1">О базе данных</text:p>
      <text:p text:style-name="P4">На момент защиты проекта в игре существует 4 первичных события и 6 вторичных. <text:span text:style-name="T6">Кроме того, доступны команды «Помощь» и «Что ты умеешь?». </text:span>События хранятся в sqlite-базе данных, работа с данными в которой осуществляется при помощи библиотеки flask-sqlalchemy. В базе данных пять таблиц: одна содержит информацию о кнопках:</text:p>
      <text:list xml:id="list4071964627" text:style-name="L1">
        <text:list-item>
          <text:p text:style-name="P5">текст на кнопке</text:p>
        </text:list-item>
        <text:list-item>
          <text:p text:style-name="P5">кодовые буквосочетания, которые, в случае присутствия в ответе пользователя, означают, что была выбрана именно эта кнопка</text:p>
        </text:list-item>
        <text:list-item>
          <text:p text:style-name="P5">вероятность появления (некоторые кнопки появляются не всегда)</text:p>
        </text:list-item>
        <text:list-item>
          <text:p text:style-name="P5">условия появления (если у пользователя чего-то нет, он не может выполнить некоторое действие)</text:p>
        </text:list-item>
        <text:list-item>
          <text:p text:style-name="P5">действия при нажатии на кнопку («<text:span text:style-name="T2">взять ключ» делает пометку, что у пользователя теперь есть ключ)</text:span></text:p>
        </text:list-item>
        <text:list-item>
          <text:p text:style-name="P6"><text:soft-page-break/>id событий, которые могут <text:span text:style-name="T3">произойти при нажатии на эту кнопку </text:span><text:span text:style-name="T4">(от одного до трёх событий).</text:span></text:p>
        </text:list-item>
      </text:list>
      <text:p text:style-name="P7">Другая таблица содержит информацию о типах первичных событий – наименование, условия для появления, id нужных кнопок. Таблица типов вторичных событий аналогична предыдущей, но содержит ещё вероятность <text:span text:style-name="T9">своего</text:span> возникновения и теги для подбора картинки/звука. <text:span text:style-name="T7">Также в ней есть псевдособытия «нормальное», «победа» и «смерть», которые обрабатываются отдельно в коде программы и нужны исключительно для корректности связи таблиц БД по id. </text:span></text:p>
      <text:p text:style-name="P8">Оставшиеся две таблицы содержат тексты, которые будет видеть пользователь в случае столкновения с некоторым типом события. Таблица для вторичных событий содержит только id типа из таблицы типов и сам текст (не менее двух текстов на один тип), у первичных же есть ещё и <text:span text:style-name="T5">теги, аналогичные тем, что есть у типов вторичных событий в таблице их типов. Перенесены в таблицу текстов потому, что одному первичному событию могут соответствовать разные виды картинок.</text:span></text:p>
      <text:p text:style-name="P8"/>
      <text:p text:style-name="P1">Об алгоритме работы</text:p>
      <text:p text:style-name="P9">С точки зрения программы алгоритм обработки одной пары запрос-ответ выглядит так:</text:p>
      <text:p text:style-name="P9">1. Получаем запрос. Если это начало новой сессии – заводим в sessionStorage словарь с ключом-id сессии, добавляем приветствие и отправляем <text:span text:style-name="T7">ответ</text:span>.</text:p>
      <text:p text:style-name="P9">2. Определяем, какая кнопка была нажата. <text:span text:style-name="T7">Если не удалось – говорим пользователю, что действие некорректно (три фразы на выбор) и отправляем ответ. Здесь же реагируем на «Что ты умеешь?».</text:span></text:p>
      <text:p text:style-name="P10">3. Если нажатая пользователем кнопка должна выполнить какое-то действие – выполняем его.</text:p>
      <text:p text:style-name="P11">4. Определяем вид следующего события. Если оно вторичное – сразу идём дальше, если первичное – нужно случайно выбрать ещё и его конкретный тип. <text:span text:style-name="T8">Здесь же обрабатываем ситуации победы и поражения.</text:span></text:p>
      <text:p text:style-name="P11">5. <text:span text:style-name="T8">Формируем ответ – получаем из БД текст и кнопки для нужного события, а также добавляем звуковое сопровождение и картинку, если они подразумеваются. Звуки используются из библиотеки Яндекс.Алисы, картинки получаются через API сайтов pexels.com и dog.ceo.</text:span></text:p>
      <text:p text:style-name="P12">6. Отправляем ответ.</text:p>
      <text:p text:style-name="P13"><text:soft-page-break/><text:span text:style-name="T10">В случае окончания сессии программа удаляет из хранилища Яндекс.Алисы использованные картинки, чтобы его не засорять. </text:span>Адрес, на который навык отправляет запросы – <text:a xlink:type="simple" xlink:href="https://aedra.herokuapp.com/post" text:style-name="Internet_20_link" text:visited-style-name="Visited_20_Internet_20_Link">https://aedra.herokuapp.com/post</text:a></text:p>
      <text:p text:style-name="P13"/>
      <text:p text:style-name="P13"><text:span text:style-name="T11">Важно</text:span>: из-за временных неполадок в работе Heroku с GitHub вся разработка велась в локальном репозитории, и код загружался сразу на Heroku в обход гитхаба. Конечный результат был загружен на GitHub уже после защиты проекта и без истории коммитов, чтобы не оставлять токены для Алисы и Pexels API в открытом доступ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2:39:49.780308156</meta:creation-date>
    <dc:date>2022-05-09T13:42:41.660896737</dc:date>
    <meta:editing-duration>PT51M7S</meta:editing-duration>
    <meta:editing-cycles>22</meta:editing-cycles>
    <meta:generator>LibreOffice/7.3.3.2$Linux_X86_64 LibreOffice_project/30$Build-2</meta:generator>
    <meta:document-statistic meta:table-count="0" meta:image-count="0" meta:object-count="0" meta:page-count="3" meta:paragraph-count="24" meta:word-count="654" meta:character-count="4570" meta:non-whitespace-character-count="3935"/>
  </office:meta>
</office:document-meta>
</file>